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Text_20_body">
      <style:paragraph-properties fo:text-align="start" style:justify-single-word="false"/>
      <style:text-properties style:font-name="MS PGothic1" style:font-name-asian="MS PGothic1" style:language-asian="zh" style:country-asian="TW"/>
    </style:style>
    <style:style style:name="P16" style:family="paragraph" style:parent-style-name="Text_20_body">
      <style:paragraph-properties fo:text-align="start" style:justify-single-word="false"/>
      <style:text-properties style:font-name="MS PGothic1" style:font-name-asian="MS PGothic1" style:language-asian="ja" style:country-asian="JP"/>
    </style:style>
    <style:style style:name="P17" style:family="paragraph" style:parent-style-name="Text_20_body">
      <style:paragraph-properties fo:text-align="start" style:justify-single-word="false"/>
      <style:text-properties style:font-name="MS PGothic1" style:font-name-asian="MS PGothic1"/>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MS Gothic" style:font-name-asian="MS Gothic"/>
    </style:style>
    <style:style style:name="P20" style:family="paragraph" style:parent-style-name="Table_20_Heading">
      <style:text-properties fo:font-size="10pt" style:font-size-asian="10pt" style:font-size-complex="10pt"/>
    </style:style>
    <style:style style:name="P21" style:family="paragraph" style:parent-style-name="Table_20_Heading">
      <style:paragraph-properties fo:text-align="start" style:justify-single-word="false"/>
      <style:text-properties style:font-name="MS PGothic1" style:font-name-asian="MS PGothic1"/>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able_20_Contents">
      <style:paragraph-properties fo:text-align="start" style:justify-single-word="false"/>
      <style:text-properties style:font-name="MS PGothic1" style:font-name-asian="MS PGothic1" style:language-asian="zh" style:country-asian="TW"/>
    </style:style>
    <style:style style:name="P27"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8" style:family="paragraph" style:parent-style-name="Table_20_Contents">
      <style:text-properties style:language-asian="zh" style:country-asian="TW"/>
    </style:style>
    <style:style style:name="P29" style:family="paragraph" style:parent-style-name="Table_20_Contents">
      <style:paragraph-properties fo:text-align="start" style:justify-single-word="false"/>
      <style:text-properties style:language-asian="zh" style:country-asian="TW"/>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style:font-name="Courier New1" style:font-name-asian="MS PGothic1"/>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Text_20_body_20_indent">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5" style:family="paragraph" style:parent-style-name="Text_20_body">
      <style:paragraph-properties fo:margin-left="0.4811in" fo:margin-right="0in" fo:text-align="start" style:justify-single-word="false" fo:text-indent="0in" style:auto-text-indent="false"/>
    </style:style>
    <style:style style:name="P36" style:family="paragraph" style:parent-style-name="Footnote">
      <style:text-properties style:font-name="MS PGothic1" style:font-name-asian="MS PGothic1"/>
    </style:style>
    <style:style style:name="P37" style:family="paragraph" style:parent-style-name="Text_20_body">
      <style:paragraph-properties fo:margin-left="0.4736in" fo:margin-right="0in" fo:text-align="start" style:justify-single-word="false" fo:text-indent="0in" style:auto-text-indent="false"/>
    </style:style>
    <style:style style:name="P38" style:family="paragraph" style:parent-style-name="Code_20_Indent">
      <style:paragraph-properties fo:text-align="start" style:justify-single-word="false"/>
      <style:text-properties style:font-name="MS PGothic1" style:font-name-asian="MS PGothic1"/>
    </style:style>
    <style:style style:name="P39"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0"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1">
      <style:paragraph-properties fo:text-align="start" style:justify-single-word="false"/>
      <style:text-properties style:language-asian="zh" style:country-asian="TW"/>
    </style:style>
    <style:style style:name="P47" style:family="paragraph" style:parent-style-name="Text_20_body" style:list-style-name="L3">
      <style:paragraph-properties fo:margin-left="0.4811in" fo:margin-right="0in" fo:text-align="start" style:justify-single-word="false" fo:text-indent="0in" style:auto-text-indent="false"/>
    </style:style>
    <style:style style:name="P48"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49" style:family="paragraph" style:parent-style-name="Text_20_body" style:list-style-name="L4">
      <style:paragraph-properties fo:margin-left="0.4736in" fo:margin-right="0in" fo:text-align="start" style:justify-single-word="false" fo:text-indent="0in" style:auto-text-indent="false"/>
    </style:style>
    <style:style style:name="P50"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51" style:family="paragraph" style:parent-style-name="Text_20_body_20_indent" style:list-style-name="L2">
      <style:paragraph-properties fo:text-align="start" style:justify-single-word="false"/>
      <style:text-properties style:font-name="MS PGothic1" style:font-name-asian="MS PGothic1"/>
    </style:style>
    <style:style style:name="P52" style:family="paragraph" style:parent-style-name="Heading_20_1">
      <style:paragraph-properties fo:text-align="start" style:justify-single-word="false"/>
      <style:text-properties style:font-name="MS PGothic1" style:font-name-asian="MS PGothic1" style:language-asian="ja" style:country-asian="JP"/>
    </style:style>
    <style:style style:name="P53" style:family="paragraph" style:parent-style-name="Heading_20_1">
      <style:paragraph-properties fo:text-align="start" style:justify-single-word="false"/>
      <style:text-properties style:font-name="MS PGothic1" style:font-name-asian="MS PGothic1"/>
    </style:style>
    <style:style style:name="P54" style:family="paragraph" style:parent-style-name="Heading_20_2">
      <style:paragraph-properties fo:text-align="start" style:justify-single-word="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102in" svg:y="-0.0028in" svg:width="1.7902in" svg:height="0.7583in"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3</text:p>
      <text:p text:style-name="P10"/>
      <text:p text:style-name="P11">December 2009</text:p>
      <text:p text:style-name="P12">Potix Corporation</text:p>
      <text:p text:style-name="P7"/>
      <text:p text:style-name="P41"/>
      <text:p text:style-name="P4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はじめに<text:tab/>4</text:p>
          <text:p text:style-name="P43"><text:a xlink:type="simple" xlink:href="#1.1.サーブレットコンテナ (Java Web Server)のご紹介|outline" text:style-name="Internet_20_link" text:visited-style-name="Internet_20_link">サーブレットコンテナ (Java Web Server)のご紹介<text:tab/>4</text:a></text:p>
          <text:p text:style-name="P43"><text:a xlink:type="simple" xlink:href="#1.2.Java言語のご紹介|outline" text:style-name="Internet_20_link" text:visited-style-name="Internet_20_link">Java言語のご紹介<text:tab/>4</text:a></text:p>
          <text:p text:style-name="P43"><text:a xlink:type="simple" xlink:href="#1.3.統合開発環境 (IDE)のご紹介|outline" text:style-name="Internet_20_link" text:visited-style-name="Internet_20_link">統合開発環境 (IDE)のご紹介<text:tab/>4</text:a></text:p>
          <text:p text:style-name="P44">1. デモファイルを実行してみよう<text:tab/>5</text:p>
          <text:p text:style-name="P44">2. インストール<text:tab/>6</text:p>
          <text:p text:style-name="P43"><text:a xlink:type="simple" xlink:href="#3.1.方法 1: ZKをアプリケーションに添付する|outline" text:style-name="Internet_20_link" text:visited-style-name="Internet_20_link">方法 1: ZKをアプリケーションに添付する<text:tab/>6</text:a></text:p>
          <text:p text:style-name="P43"><text:a xlink:type="simple" xlink:href="#3.2.方法 2: ZKライブラリーを共有フォルダに置く|outline" text:style-name="Internet_20_link" text:visited-style-name="Internet_20_link">方法 2: ZKライブラリーを共有フォルダに置く<text:tab/>6</text:a></text:p>
          <text:p text:style-name="P43"><text:a xlink:type="simple" xlink:href="#3.3.MySQL3を使う|outline" text:style-name="Internet_20_link" text:visited-style-name="Internet_20_link">MySQLを使う<text:tab/>7</text:a></text:p>
          <text:p text:style-name="P44">3. ZKパッケージ<text:tab/>8</text:p>
          <text:p text:style-name="P43"><text:a xlink:type="simple" xlink:href="#4.1./doc|outline" text:style-name="Internet_20_link" text:visited-style-name="Internet_20_link">/doc<text:tab/>8</text:a></text:p>
          <text:p text:style-name="P43"><text:a xlink:type="simple" xlink:href="#4.2./dist/lib|outline" text:style-name="Internet_20_link" text:visited-style-name="Internet_20_link">/dist/lib<text:tab/>8</text:a></text:p>
          <text:p text:style-name="P43"><text:a xlink:type="simple" xlink:href="#4.3./dist/lib/zkforge|outline" text:style-name="Internet_20_link" text:visited-style-name="Internet_20_link">/dist/lib/zkforge<text:tab/>8</text:a></text:p>
          <text:p text:style-name="P43"><text:a xlink:type="simple" xlink:href="#4.4./dist/lib/ext|outline" text:style-name="Internet_20_link" text:visited-style-name="Internet_20_link">/dist/lib/ext<text:tab/>9</text:a></text:p>
          <text:p text:style-name="P43"><text:a xlink:type="simple" xlink:href="#4.5./dist/src|outline" text:style-name="Internet_20_link" text:visited-style-name="Internet_20_link">/dist/src<text:tab/>10</text:a></text:p>
          <text:p text:style-name="P43"><text:a xlink:type="simple" xlink:href="#4.6./dist/xsd|outline" text:style-name="Internet_20_link" text:visited-style-name="Internet_20_link">/dist/xsd<text:tab/>10</text:a></text:p>
          <text:p text:style-name="P43"><text:a xlink:type="simple" xlink:href="#4.7./dist/WEB-INF|outline" text:style-name="Internet_20_link" text:visited-style-name="Internet_20_link">/dist/WEB-INF<text:tab/>10</text:a></text:p>
          <text:p text:style-name="P44">4. デモパッケージ<text:tab/>11</text:p>
          <text:p text:style-name="P43"><text:a xlink:type="simple" xlink:href="#5.1./|outline" text:style-name="Internet_20_link" text:visited-style-name="Internet_20_link">/<text:tab/>11</text:a></text:p>
          <text:p text:style-name="P43"><text:a xlink:type="simple" xlink:href="#5.2./zkdemo|outline" text:style-name="Internet_20_link" text:visited-style-name="Internet_20_link">/zkdemo<text:tab/>11</text:a></text:p>
          <text:p text:style-name="P43"><text:a xlink:type="simple" xlink:href="#5.3./MyApp|outline" text:style-name="Internet_20_link" text:visited-style-name="Internet_20_link">/MyApp<text:tab/>11</text:a></text:p>
          <text:p text:style-name="P44">5. 初めてのZKアプリ<text:tab/>12</text:p>
          <text:p text:style-name="P43"><text:a xlink:type="simple" xlink:href="#6.1.初めての Hello World|outline" text:style-name="Internet_20_link" text:visited-style-name="Internet_20_link">初めての Hello World<text:tab/>14</text:a></text:p>
        </text:index-body>
      </text:table-of-content>
      <text:h text:style-name="P52" text:outline-level="1">はじめに</text:h>
      <text:h text:style-name="P54" text:outline-level="2"><text:span text:style-name="T3">サーブレットコンテナ</text:span> (Java Web Server)<text:span text:style-name="T3">のご紹介</text:span></text:h>
      <text:p text:style-name="P15"><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3">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P54" text:outline-level="2">Java<text:span text:style-name="T3">言語のご紹介</text:span></text:h>
      <text:p text:style-name="P16">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54"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53" text:outline-level="1">1. <text:span text:style-name="T3">デモファイルを実行してみよう</text:span></text:h>
      <text:p text:style-name="P16">ZKの能力を試すのであれば、下記のURLを参照しましょう。</text:p>
      <text:p text:style-name="P18"><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6">また、ローカルサーバでデモを実行する方法は次の通りです。</text:p>
      <text:list xml:id="list31250908" text:style-name="L1">
        <text:list-item>
          <text:p text:style-name="P45"><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3.zip</text:span></text:span></text:a></text:p>
        </text:list-item>
        <text:list-item>
          <text:p text:style-name="P45"><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6"><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53" text:outline-level="1">2. <text:span text:style-name="T3">インストール</text:span></text:h>
      <text:p text:style-name="P15">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5"><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54" text:outline-level="2"><text:span text:style-name="T3">方法</text:span> 1: <text:span text:style-name="T3">ZKをアプリケーションに添付する</text:span></text:h>
      <text:p text:style-name="P16">ZKのライブラリーをウェブアプリケーションの適当なフォルダにコピーすることで、アプリケーションをサーバへデプロイする際、サーバ側の設定は一切不要になります。</text:p>
      <text:p text:style-name="P32">ZK<text:span text:style-name="T3">ライブラリーをWARファイルに添付する(ウェブアプリ)</text:span></text:p>
      <text:list xml:id="list31259715" text:style-name="L2">
        <text:list-item>
          <text:p text:style-name="P51"><text:span text:style-name="Source_20_Text">zk-</text:span><text:span text:style-name="Source_20_Text"><text:span text:style-name="T3">bin-</text:span></text:span><text:span text:style-name="Source_20_Text">5.0.3</text:span><text:span text:style-name="Source_20_Text"><text:span text:style-name="T3">.zip</text:span></text:span> <text:span text:style-name="T3">または</text:span><text:span text:style-name="Source_20_Text"> zk-bin-5.0.3</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51"><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2">ZK<text:span text:style-name="T3">ライブラリーを</text:span>EAR<text:span text:style-name="T3">ファイルに添付する</text:span>(the Jav<text:span text:style-name="T6">a EE application)</text:span></text:p>
      <text:list xml:id="list31233812" text:continue-list="list31259715" text:style-name="L2">
        <text:list-item text:start-value="1">
          <text:p text:style-name="P51"><text:span text:style-name="Source_20_Text">zk-bin-5.0.3</text:span><text:span text:style-name="Source_20_Text"><text:span text:style-name="T3">.zip</text:span></text:span><text:span text:style-name="T3"> か</text:span> <text:span text:style-name="Source_20_Text">zk-bin-5.0.3</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51"><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54" text:outline-level="2"><text:span text:style-name="T3">方法</text:span> 2: ZK<text:span text:style-name="T3">ライブラリー</text:span>を<text:span text:style-name="T3">共有フォルダに置く</text:span></text:h>
      <text:p text:style-name="P16">この方法はZKライブラリーを共有フォルダに置きます。やり方はウェブサーバによって違います。</text:p>
      <text:p text:style-name="P32"><text:span text:style-name="T3">ZKを</text:span>Tomcat<text:span text:style-name="T3">にインストール</text:span></text:p>
      <text:list xml:id="list31231578" text:style-name="L3">
        <text:list-item>
          <text:p text:style-name="P47"><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48">Tomcat<text:span text:style-name="T3">を停止します。</text:span></text:p>
        </text:list-item>
        <text:list-item>
          <text:p text:style-name="P48"><text:soft-page-break/><text:span text:style-name="Source_20_Text">zk-bin-5.0.3</text:span><text:span text:style-name="Source_20_Text"><text:span text:style-name="T3">.zip </text:span></text:span><text:span text:style-name="T3">もしくは</text:span> <text:span text:style-name="Source_20_Text">zk-bin-5.0.3</text:span><text:span text:style-name="Source_20_Text"><text:span text:style-name="T3">.tar.gz</text:span></text:span><text:span text:style-name="T3">を解凍します。</text:span></text:p>
        </text:list-item>
        <text:list-item>
          <text:p text:style-name="P48"><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6">$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48">Tomcat<text:span text:style-name="T3">を再起動します。</text:span></text:p>
        </text:list-item>
      </text:list>
      <text:p text:style-name="P35"><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2">ZK<text:span text:style-name="T3">を</text:span>Jetty<text:span text:style-name="T3">にインストール</text:span></text:p>
      <text:list xml:id="list31253803" text:style-name="L4">
        <text:list-item>
          <text:p text:style-name="P49"><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0">Jetty<text:span text:style-name="T3">を停止します。</text:span></text:p>
        </text:list-item>
        <text:list-item>
          <text:p text:style-name="P50"><text:span text:style-name="Source_20_Text">zk-bin-5.0.3</text:span><text:span text:style-name="Source_20_Text"><text:span text:style-name="T3">.zip</text:span></text:span><text:span text:style-name="T3"> もしくは</text:span> <text:span text:style-name="Source_20_Text">zk-bin-5.0.3</text:span><text:span text:style-name="Source_20_Text"><text:span text:style-name="T3">.tar.gz</text:span></text:span><text:span text:style-name="T3">を解凍します。</text:span></text:p>
        </text:list-item>
        <text:list-item>
          <text:p text:style-name="P50"><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0">Jetty<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54"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7"><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53" text:outline-level="1">3. <text:span text:style-name="T3">ZKパッケージ</text:span></text:h>
      <text:p text:style-name="P39"><text:span text:style-name="T3">この章は</text:span><text:span text:style-name="Source_20_Text">zk-bin-5.0.3</text:span><text:span text:style-name="Source_20_Text"><text:span text:style-name="T3">.zip</text:span></text:span>について<text:span text:style-name="T3">説明します。</text:span></text:p>
      <text:h text:style-name="P54" text:outline-level="2">/doc</text:h>
      <text:p text:style-name="P34">コピーライト・リリースノート等ドキュメントはこのフォルダに入っています。</text:p>
      <text:h text:style-name="P54" text:outline-level="2">/dist/lib</text:h>
      <text:p text:style-name="P34">ZKを実行するのに必要なライブラリーはこのフォルダにあります。</text:p>
      <text:h text:style-name="P54" text:outline-level="2">/dist/lib/zkforge</text:h>
      <text:p text:style-name="P33"><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1">File</text:p>
            </table:table-cell>
            <table:table-cell table:style-name="Table5.B1" office:value-type="string">
              <text:p text:style-name="P21">Des<text:span text:style-name="T6">cription</text:span></text:p>
            </table:table-cell>
          </table:table-row>
        </table:table-header-rows>
        <table:table-row>
          <table:table-cell table:style-name="Table5.A2" office:value-type="string">
            <text:p text:style-name="P24"><text:span text:style-name="Source_20_Text">fckez.jar</text:span></text:p>
          </table:table-cell>
          <table:table-cell table:style-name="Table5.B2" office:value-type="string">
            <text:p text:style-name="P24"><text:span text:style-name="T6">ZK FCKeditor</text:span><text:span text:style-name="T3">コンポーネントを使う場合に必要</text:span></text:p>
            <text:p text:style-name="P26">Version: 2.6.5_50</text:p>
          </table:table-cell>
        </table:table-row>
        <table:table-row>
          <table:table-cell table:style-name="Table5.A2" office:value-type="string">
            <text:p text:style-name="P24"><text:span text:style-name="Source_20_Text">ckez.jar</text:span></text:p>
          </table:table-cell>
          <table:table-cell table:style-name="Table5.B2" office:value-type="string">
            <text:p text:style-name="P24"><text:span text:style-name="T6">ZK CKeditor</text:span><text:span text:style-name="T3">コンポーネントを使う場合に必要</text:span></text:p>
            <text:p text:style-name="P26">Version: 3.1_50</text:p>
            <text:p text:style-name="P25">[コミュニティ版には入っておりません]</text:p>
          </table:table-cell>
        </table:table-row>
        <table:table-row>
          <table:table-cell table:style-name="Table5.A2" office:value-type="string">
            <text:p text:style-name="P24"><text:span text:style-name="Source_20_Text">gmapsz.jar</text:span></text:p>
          </table:table-cell>
          <table:table-cell table:style-name="Table5.B2" office:value-type="string">
            <text:p text:style-name="P24"><text:span text:style-name="T6">ZK Google Maps</text:span><text:span text:style-name="T3">コンポーネントを使う場合に必要</text:span></text:p>
            <text:p text:style-name="P26">Version: 2.0_50</text:p>
            <text:p text:style-name="P25">[コミュニティ版・Pro版には入っておりません]</text:p>
          </table:table-cell>
        </table:table-row>
        <table:table-row>
          <table:table-cell table:style-name="Table5.A2" office:value-type="string">
            <text:p text:style-name="P24"><text:span text:style-name="Source_20_Text">timelinez.jar</text:span></text:p>
          </table:table-cell>
          <table:table-cell table:style-name="Table5.B2" office:value-type="string">
            <text:p text:style-name="P24"><text:span text:style-name="T6">ZK Timeline</text:span><text:span text:style-name="T3">コンポーネントを使う場合に必要</text:span></text:p>
            <text:p text:style-name="P26">Version: 2.3.0_50</text:p>
            <text:p text:style-name="P25">[コミュニティ版には入っておりません]</text:p>
          </table:table-cell>
        </table:table-row>
        <table:table-row>
          <table:table-cell table:style-name="Table5.A2" office:value-type="string">
            <text:p text:style-name="P24"><text:span text:style-name="Source_20_Text">timeplotz.jar</text:span></text:p>
          </table:table-cell>
          <table:table-cell table:style-name="Table5.B2" office:value-type="string">
            <text:p text:style-name="P24"><text:span text:style-name="T6">ZK Timeplot</text:span><text:span text:style-name="T3">コンポーネントを使う場合に必要</text:span></text:p>
            <text:p text:style-name="P26">Version: 1.0_50</text:p>
            <text:p text:style-name="P25">[コミュニティ版には入っておりません]]</text:p>
          </table:table-cell>
        </table:table-row>
        <table:table-row>
          <table:table-cell table:style-name="Table5.A2" office:value-type="string">
            <text:p text:style-name="P24"><text:span text:style-name="Source_20_Text">zuljsp.jar</text:span></text:p>
          </table:table-cell>
          <table:table-cell table:style-name="Table5.B2" office:value-type="string">
            <text:p text:style-name="P24"><text:span text:style-name="T6">ZK JSP Tags</text:span><text:span text:style-name="T3">コンポーネントを使う場合に必要</text:span></text:p>
            <text:p text:style-name="P26">Version: 1.4.0-RC</text:p>
            <text:p text:style-name="P25">[コミュニティ版・Pro版には入っておりません]</text:p>
          </table:table-cell>
        </table:table-row>
      </table:table>
      <text:h text:style-name="P54" text:outline-level="2"><text:soft-page-break/>/dist/lib/ext</text:h>
      <text:p text:style-name="P34">ZKを実行するのに必要な外部ライブラリーはこちらになります。一般的なライブラリーですので、既にインストールされている可能性があります。</text:p>
      <text:p text:style-name="P3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1">File</text:p>
            </table:table-cell>
            <table:table-cell table:style-name="Table4.B1" office:value-type="string">
              <text:p text:style-name="P21">Des<text:span text:style-name="T6">cription</text:span></text:p>
            </table:table-cell>
          </table:table-row>
        </table:table-header-rows>
        <table:table-row>
          <table:table-cell table:style-name="Table4.A2" office:value-type="string">
            <text:p text:style-name="P24"><text:span text:style-name="Source_20_Text">com</text:span><text:span text:style-name="Source_20_Text"><text:span text:style-name="T6">mons-fileupload.jar<text:line-break/>commons-io.jar</text:span></text:span></text:p>
          </table:table-cell>
          <table:table-cell table:style-name="Table4.B2" office:value-type="string">
            <text:p text:style-name="P25">これらのファイルでアップロード機能を実現する場合に使う</text:p>
            <text:p text:style-name="P26">Version: Commons Fileupload 1.2.1 and Commons IO 1.3.1</text:p>
          </table:table-cell>
        </table:table-row>
        <table:table-row>
          <table:table-cell table:style-name="Table4.A2" office:value-type="string">
            <text:p text:style-name="P24"><text:span text:style-name="Source_20_Text">jcommon.jar<text:line-break/>jfreechar.jar</text:span></text:p>
          </table:table-cell>
          <table:table-cell table:style-name="Table4.B2" office:value-type="string">
            <text:p text:style-name="P24"><text:span text:style-name="T6">ZUL</text:span><text:span text:style-name="T3">のチャートコンポーネントを使用する場合に使う</text:span><text:span text:style-name="T6">.</text:span></text:p>
            <text:p text:style-name="P29"><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5">[コミュニティ版には入っておりません]</text:p>
          </table:table-cell>
        </table:table-row>
        <table:table-row>
          <table:table-cell table:style-name="Table4.A2" office:value-type="string">
            <text:p text:style-name="P31">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8">Version: Jasper Reports 3.7.0<text:line-break/>(itext: 2.1.7, commons-collections: 3.2.1, commons-logging: 1.1.1, commons-digester:2.0, jxl: 2.6.12, poi: 3.2)</text:p>
            <text:p text:style-name="P28">補足：poi.jar は Apache POI からエクセルに変換する際に使います。また、jxl.jar は JExcelApi からエクセルに変換する際に必要になります。</text:p>
            <text:p text:style-name="P27">[コミュニティ版には入っておりません]</text:p>
          </table:table-cell>
        </table:table-row>
        <table:table-row>
          <table:table-cell table:style-name="Table4.A2" office:value-type="string">
            <text:p text:style-name="P24"><text:span text:style-name="Source_20_Text">bsh.jar</text:span></text:p>
          </table:table-cell>
          <table:table-cell table:style-name="Table4.B2" office:value-type="string">
            <text:p text:style-name="P30"><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29"><text:span text:style-name="T10">Version: </text:span><text:a xlink:type="simple" xlink:href="http://www.beanshell.org/">BeanShell</text:a><text:span text:style-name="T10"> 2.0b4</text:span></text:p>
          </table:table-cell>
        </table:table-row>
        <table:table-row>
          <table:table-cell table:style-name="Table4.A2" office:value-type="string">
            <text:p text:style-name="P24"><text:span text:style-name="Source_20_Text">js.jar</text:span></text:p>
          </table:table-cell>
          <table:table-cell table:style-name="Table4.B2" office:value-type="string">
            <text:p text:style-name="P30"><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6">Version: Rhino 1.7R2<text:span text:style-name="T3"> (</text:span>for Java 5.0)</text:p>
          </table:table-cell>
        </table:table-row>
        <table:table-row>
          <table:table-cell table:style-name="Table4.A2" office:value-type="string">
            <text:p text:style-name="P24"><text:span text:style-name="Source_20_Text">groovy.jar</text:span></text:p>
          </table:table-cell>
          <table:table-cell table:style-name="Table4.B2" office:value-type="string">
            <text:p text:style-name="P30"><text:a xlink:type="simple" xlink:href="http://groovy.codehaus.org/"><text:span text:style-name="T10">Groovy</text:span></text:a><text:a xlink:type="simple" xlink:href="http://groovy.codehaus.org/"><text:span text:style-name="T11">でスクリプトを作成する場合に使う</text:span></text:a></text:p>
            <text:p text:style-name="P29"><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4"><text:span text:style-name="Source_20_Text">jruby.jar</text:span></text:p>
          </table:table-cell>
          <table:table-cell table:style-name="Table4.B2" office:value-type="string">
            <text:p text:style-name="P30"><text:span text:style-name="T12">Ruby (</text:span><text:a xlink:type="simple" xlink:href="http://jruby.codehaus.org/"><text:span text:style-name="T10">JRuby</text:span></text:a><text:span text:style-name="T12">) </text:span><text:span text:style-name="T11">でスクリプトを作成する場合に使う</text:span></text:p>
            <text:p text:style-name="P29"><text:span text:style-name="T10">Version: </text:span><text:a xlink:type="simple" xlink:href="http://jruby.codehaus.org/">JRuby</text:a><text:span text:style-name="T10"> 1.1.2 (jruby-complete)</text:span></text:p>
            <text:p text:style-name="P25">[コミュニティ版・Pro版には入っておりません]</text:p>
          </table:table-cell>
        </table:table-row>
        <table:table-row>
          <table:table-cell table:style-name="Table4.A2" office:value-type="string">
            <text:p text:style-name="P24"><text:span text:style-name="Source_20_Text">jython.jar</text:span></text:p>
          </table:table-cell>
          <table:table-cell table:style-name="Table4.B2" office:value-type="string">
            <text:p text:style-name="P30"><text:span text:style-name="T12">Python (</text:span><text:a xlink:type="simple" xlink:href="http://www.jython.org/"><text:span text:style-name="T6">Jython</text:span></text:a><text:span text:style-name="T12">) </text:span><text:span text:style-name="T11">でスクリプトを作成する場合に使う</text:span></text:p>
            <text:p text:style-name="P29"><text:span text:style-name="T10">Version: </text:span><text:a xlink:type="simple" xlink:href="http://www.jython.org/"><text:span text:style-name="T9">Jython</text:span></text:a><text:span text:style-name="T10"> 2.5.0</text:span></text:p>
            <text:p text:style-name="P25">[コミュニティ版・Pro版には入っておりません]</text:p>
          </table:table-cell>
        </table:table-row>
        <table:table-row>
          <table:table-cell table:style-name="Table4.A2" office:value-type="string">
            <text:p text:style-name="P24"><text:span text:style-name="Source_20_Text">Filters.jar</text:span></text:p>
          </table:table-cell>
          <table:table-cell table:style-name="Table4.B2" office:value-type="string">
            <text:p text:style-name="P24"><text:span text:style-name="Source_20_Text"><text:span text:style-name="T6">captcha</text:span></text:span><text:span text:style-name="T6"> </text:span><text:span text:style-name="T3">コンポーネントを使用する場合に使う</text:span></text:p>
            <text:p text:style-name="P26">Version: JH Labs Java Image Filters</text:p>
            <text:p text:style-name="P25">[コミュニティ版には入っておりません]</text:p>
          </table:table-cell>
        </table:table-row>
        <table:table-row>
          <table:table-cell table:style-name="Table4.A2" office:value-type="string">
            <text:p text:style-name="P25"><text:span text:style-name="Source_20_Text">mvel</text:span><text:span text:style-name="Source_20_Text"><text:span text:style-name="T3">.jar</text:span></text:span></text:p>
          </table:table-cell>
          <table:table-cell table:style-name="Table4.B2" office:value-type="string">
            <text:p text:style-name="P25">MVELを使用する場合に使う</text:p>
            <text:p text:style-name="P25"><text:soft-page-break/>Version: MVEL <text:span text:style-name="T6">1.2.21 (</text:span>Java1.4用)</text:p>
            <text:p text:style-name="P25">[コミュニティ版・Pro版には入っておりません]</text:p>
          </table:table-cell>
        </table:table-row>
        <table:table-row>
          <table:table-cell table:style-name="Table4.A2" office:value-type="string">
            <text:p text:style-name="P25"><text:span text:style-name="Source_20_Text"><text:span text:style-name="T6">ognl.jar</text:span></text:span></text:p>
          </table:table-cell>
          <table:table-cell table:style-name="Table4.B2" office:value-type="string">
            <text:p text:style-name="P25"><text:span text:style-name="T6">OGNL</text:span>を使用する場合に使う</text:p>
            <text:p text:style-name="P25">Version: <text:span text:style-name="T6">OGNL 2.6.9</text:span></text:p>
            <text:p text:style-name="P25">[コミュニティ版・Pro版には入っておりません]</text:p>
          </table:table-cell>
        </table:table-row>
      </table:table>
      <text:h text:style-name="P54" text:outline-level="2">/dist/src</text:h>
      <text:p text:style-name="P33"><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3</text:span></text:span><text:span text:style-name="Source_20_Text"><text:span text:style-name="T3">.tar.gz</text:span></text:span><text:span text:style-name="T3">をダウンロードし、解凍してください。</text:span></text:p>
      <text:h text:style-name="P54" text:outline-level="2">/dist/xsd</text:h>
      <text:p text:style-name="P34">ZKアプリケーションを開発する際便利なXSDファイルはこちらです。</text:p>
      <text:h text:style-name="P54" text:outline-level="2">/dist/WEB-INF</text:h>
      <text:p text:style-name="P33"><text:span text:style-name="T3">ZKアプリケーションを開発する際便利な</text:span><text:span text:style-name="T6">TLD</text:span><text:span text:style-name="T3">ファイルはこのフォルダに入っています。</text:span></text:p>
      <text:h text:style-name="P53" text:outline-level="1">4. <text:span text:style-name="T3">デモパッケージ</text:span></text:h>
      <text:p text:style-name="P40"><text:span text:style-name="T3">この章は</text:span>zk-demo-5.0.3<text:span text:style-name="T3">.zipについて説明します。</text:span></text:p>
      <text:h text:style-name="P54" text:outline-level="2">/</text:h>
      <text:p text:style-name="P33"><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54" text:outline-level="2">/zkdemo</text:h>
      <text:p text:style-name="P34">ライブデモのソースコードはこちらに入っています。</text:p>
      <text:h text:style-name="P54" text:outline-level="2">/MyApp</text:h>
      <text:p text:style-name="P34">このディレクトリーの下でウェブアプリケーションを新規作成しましょう。</text:p>
      <text:h text:style-name="P53" text:outline-level="1">5. <text:span text:style-name="T3">初めてのZKアプリ</text:span></text:h>
      <text:p text:style-name="P32">WEB-INF/web.xml<text:span text:style-name="T3">を用意しましょう</text:span></text:p>
      <text:p text:style-name="P33"><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38"><text:span text:style-name="Source_20_Text">&lt;/web-app&gt;</text:span></text:p>
      <text:h text:style-name="P54" text:outline-level="2"><text:span text:style-name="T3">初めての </text:span>Hello World</text:h>
      <text:p text:style-name="P19"><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8"><text:span text:style-name="Source_20_Text">&lt;/window&gt;</text:span></text:p>
      <text:p text:style-name="P16">結果は以下の通りです：</text:p>
      <text:p text:style-name="P16"><draw:frame draw:style-name="fr2" draw:name="graphics1" text:anchor-type="paragraph" svg:width="2.1563in" svg:height="0.5937in" draw:z-index="1"><draw:image xlink:href="../images/hello.gif" xlink:type="simple" xlink:show="embed" xlink:actuate="onLoad"/></draw:frame></text:p>
      <text:p text:style-name="P18"><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14</text:page-number> of <text:page-count>14</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Tom Yeh</meta:initial-creator>
    <meta:creation-date>2005-11-01T08:57:53</meta:creation-date>
    <dc:date>2010-05-13T11:13:29.31</dc:date>
    <dc:language>en-US</dc:language>
    <meta:editing-cycles>1185</meta:editing-cycles>
    <meta:editing-duration>PT101H10M10S</meta:editing-duration>
    <meta:document-statistic meta:table-count="4" meta:image-count="2" meta:object-count="0" meta:page-count="14" meta:paragraph-count="303" meta:word-count="2520" meta:character-count="11405"/>
    <meta:user-defined meta:name="Info 1"/>
    <meta:user-defined meta:name="Info 2"/>
    <meta:user-defined meta:name="Info 3"/>
    <meta:user-defined meta:name="Info 4"/>
  </office:meta>
</office:document-meta>
</file>